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427028" officeooo:paragraph-rsid="004106f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442aa7" officeooo:paragraph-rsid="00430f46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normal" officeooo:rsid="00180d3a" officeooo:paragraph-rsid="00180d3a" style:font-weight-asian="normal" style:font-weight-complex="normal"/>
    </style:style>
    <style:style style:name="P4" style:family="paragraph" style:parent-style-name="Standard">
      <style:text-properties fo:font-weight="normal" officeooo:rsid="00180d3a" officeooo:paragraph-rsid="00658cc1" style:font-weight-asian="normal" style:font-weight-complex="normal"/>
    </style:style>
    <style:style style:name="P5" style:family="paragraph" style:parent-style-name="Standard">
      <style:text-properties fo:font-weight="normal" officeooo:rsid="00472f81" officeooo:paragraph-rsid="00472f81" style:font-weight-asian="normal" style:font-weight-complex="normal"/>
    </style:style>
    <style:style style:name="P6" style:family="paragraph" style:parent-style-name="Standard">
      <style:text-properties fo:font-weight="normal" officeooo:rsid="004106f3" officeooo:paragraph-rsid="004106f3" style:font-weight-asian="normal" style:font-weight-complex="normal"/>
    </style:style>
    <style:style style:name="P7" style:family="paragraph" style:parent-style-name="Standard">
      <style:text-properties fo:font-weight="normal" officeooo:rsid="003fc4a5" officeooo:paragraph-rsid="003fc4a5" style:font-weight-asian="normal" style:font-weight-complex="normal"/>
    </style:style>
    <style:style style:name="P8" style:family="paragraph" style:parent-style-name="Standard">
      <style:text-properties fo:font-weight="normal" officeooo:rsid="003c9638" officeooo:paragraph-rsid="003c9638" style:font-weight-asian="normal" style:font-weight-complex="normal"/>
    </style:style>
    <style:style style:name="P9" style:family="paragraph" style:parent-style-name="Standard">
      <style:text-properties fo:font-weight="normal" officeooo:rsid="002eb405" officeooo:paragraph-rsid="002eb405" style:font-weight-asian="normal" style:font-weight-complex="normal"/>
    </style:style>
    <style:style style:name="P10" style:family="paragraph" style:parent-style-name="Standard">
      <style:text-properties fo:font-weight="normal" officeooo:rsid="002df6b2" officeooo:paragraph-rsid="002df6b2" style:font-weight-asian="normal" style:font-weight-complex="normal"/>
    </style:style>
    <style:style style:name="P11" style:family="paragraph" style:parent-style-name="Standard">
      <style:text-properties fo:font-weight="normal" officeooo:rsid="0039c291" officeooo:paragraph-rsid="0039c291" style:font-weight-asian="normal" style:font-weight-complex="normal"/>
    </style:style>
    <style:style style:name="P12" style:family="paragraph" style:parent-style-name="Standard">
      <style:text-properties fo:font-weight="normal" officeooo:rsid="002c2964" officeooo:paragraph-rsid="002c2964" style:font-weight-asian="normal" style:font-weight-complex="normal"/>
    </style:style>
    <style:style style:name="P13" style:family="paragraph" style:parent-style-name="Standard">
      <style:text-properties fo:font-weight="normal" officeooo:rsid="002a945b" officeooo:paragraph-rsid="002a945b" style:font-weight-asian="normal" style:font-weight-complex="normal"/>
    </style:style>
    <style:style style:name="P14" style:family="paragraph" style:parent-style-name="Standard">
      <style:text-properties fo:font-weight="normal" officeooo:rsid="0029cb56" officeooo:paragraph-rsid="0029cb56" style:font-weight-asian="normal" style:font-weight-complex="normal"/>
    </style:style>
    <style:style style:name="P15" style:family="paragraph" style:parent-style-name="Standard">
      <style:text-properties fo:font-weight="normal" officeooo:rsid="0028b7d9" officeooo:paragraph-rsid="0028b7d9" style:font-weight-asian="normal" style:font-weight-complex="normal"/>
    </style:style>
    <style:style style:name="P16" style:family="paragraph" style:parent-style-name="Standard">
      <style:text-properties fo:font-weight="normal" officeooo:rsid="0026bec4" officeooo:paragraph-rsid="0026bec4" style:font-weight-asian="normal" style:font-weight-complex="normal"/>
    </style:style>
    <style:style style:name="P17" style:family="paragraph" style:parent-style-name="Standard">
      <style:text-properties fo:font-weight="normal" officeooo:rsid="00256b98" officeooo:paragraph-rsid="00256b98" style:font-weight-asian="normal" style:font-weight-complex="normal"/>
    </style:style>
    <style:style style:name="P18" style:family="paragraph" style:parent-style-name="Standard">
      <style:text-properties fo:font-weight="normal" officeooo:rsid="0023502c" officeooo:paragraph-rsid="0023502c" style:font-weight-asian="normal" style:font-weight-complex="normal"/>
    </style:style>
    <style:style style:name="P19" style:family="paragraph" style:parent-style-name="Standard">
      <style:text-properties fo:font-weight="normal" officeooo:rsid="0022d820" officeooo:paragraph-rsid="0022d820" style:font-weight-asian="normal" style:font-weight-complex="normal"/>
    </style:style>
    <style:style style:name="P20" style:family="paragraph" style:parent-style-name="Standard">
      <style:text-properties fo:font-weight="normal" officeooo:rsid="0022d820" officeooo:paragraph-rsid="005d7ba4" style:font-weight-asian="normal" style:font-weight-complex="normal"/>
    </style:style>
    <style:style style:name="P21" style:family="paragraph" style:parent-style-name="Standard">
      <style:text-properties fo:font-weight="normal" officeooo:rsid="001d4469" officeooo:paragraph-rsid="001d4469" style:font-weight-asian="normal" style:font-weight-complex="normal"/>
    </style:style>
    <style:style style:name="P22" style:family="paragraph" style:parent-style-name="Standard">
      <style:text-properties fo:font-weight="normal" officeooo:rsid="001470ed" officeooo:paragraph-rsid="001470ed" style:font-weight-asian="normal" style:font-weight-complex="normal"/>
    </style:style>
    <style:style style:name="P23" style:family="paragraph" style:parent-style-name="Standard">
      <style:text-properties fo:font-weight="normal" officeooo:rsid="00126a05" officeooo:paragraph-rsid="00126a05" style:font-weight-asian="normal" style:font-weight-complex="normal"/>
    </style:style>
    <style:style style:name="P24" style:family="paragraph" style:parent-style-name="Standard">
      <style:text-properties fo:font-weight="normal" officeooo:rsid="0011e15b" officeooo:paragraph-rsid="0011e15b" style:font-weight-asian="normal" style:font-weight-complex="normal"/>
    </style:style>
    <style:style style:name="P25" style:family="paragraph" style:parent-style-name="Standard">
      <style:text-properties fo:font-weight="normal" officeooo:rsid="000c2860" officeooo:paragraph-rsid="000c2860" style:font-weight-asian="normal" style:font-weight-complex="normal"/>
    </style:style>
    <style:style style:name="P26" style:family="paragraph" style:parent-style-name="Standard">
      <style:text-properties fo:font-weight="bold" officeooo:rsid="002eb405" officeooo:paragraph-rsid="002eb405" style:font-weight-asian="bold" style:font-weight-complex="bold"/>
    </style:style>
    <style:style style:name="P27" style:family="paragraph" style:parent-style-name="Standard">
      <style:text-properties fo:font-weight="bold" officeooo:rsid="000c2860" officeooo:paragraph-rsid="000c2860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6pt" fo:font-style="normal" fo:font-weight="bold" officeooo:rsid="00325f7b" officeooo:paragraph-rsid="00325f7b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6pt" fo:font-style="normal" fo:font-weight="bold" officeooo:rsid="00325f7b" officeooo:paragraph-rsid="0044c798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6pt" fo:font-style="normal" fo:font-weight="bold" officeooo:rsid="0044c798" officeooo:paragraph-rsid="0044c798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text-properties fo:color="#0441bf" loext:opacity="100%" fo:font-weight="bold" officeooo:rsid="000c2860" officeooo:paragraph-rsid="000c2860" style:font-weight-asian="bold" style:font-weight-complex="bold"/>
    </style:style>
    <style:style style:name="P32" style:family="paragraph" style:parent-style-name="Standard">
      <style:text-properties fo:color="#0441bf" loext:opacity="100%" fo:font-weight="bold" officeooo:rsid="001fabd8" officeooo:paragraph-rsid="001fabd8" style:font-weight-asian="bold" style:font-weight-complex="bold"/>
    </style:style>
    <style:style style:name="P33" style:family="paragraph" style:parent-style-name="Standard">
      <style:text-properties fo:color="#0441bf" loext:opacity="100%" fo:font-weight="bold" officeooo:rsid="001f158d" officeooo:paragraph-rsid="00130da8" style:font-weight-asian="bold" style:font-weight-complex="bold"/>
    </style:style>
    <style:style style:name="P34" style:family="paragraph" style:parent-style-name="Standard">
      <style:text-properties fo:color="#0441bf" loext:opacity="100%" fo:font-weight="bold" officeooo:rsid="001f158d" officeooo:paragraph-rsid="0016e557" style:font-weight-asian="bold" style:font-weight-complex="bold"/>
    </style:style>
    <style:style style:name="P35" style:family="paragraph" style:parent-style-name="Standard">
      <style:text-properties fo:color="#0441bf" loext:opacity="100%" fo:font-weight="bold" officeooo:rsid="001f158d" officeooo:paragraph-rsid="001d4469" style:font-weight-asian="bold" style:font-weight-complex="bold"/>
    </style:style>
    <style:style style:name="P36" style:family="paragraph" style:parent-style-name="Standard">
      <style:text-properties fo:font-weight="bold" officeooo:rsid="000c2860" officeooo:paragraph-rsid="000c2860" style:font-weight-asian="bold" style:font-weight-complex="bold"/>
    </style:style>
    <style:style style:name="P37" style:family="paragraph" style:parent-style-name="Standard">
      <style:text-properties fo:color="#c10202" loext:opacity="100%" fo:font-weight="bold" officeooo:rsid="001ecee9" officeooo:paragraph-rsid="001ecee9" style:font-weight-asian="bold" style:font-weight-complex="bold"/>
    </style:style>
    <style:style style:name="P38" style:family="paragraph" style:parent-style-name="Standard">
      <style:text-properties fo:color="#c10202" loext:opacity="100%" fo:font-weight="bold" officeooo:rsid="0023502c" officeooo:paragraph-rsid="0023502c" style:font-weight-asian="bold" style:font-weight-complex="bold"/>
    </style:style>
    <style:style style:name="P39" style:family="paragraph" style:parent-style-name="Standard">
      <style:text-properties fo:color="#c10202" loext:opacity="100%" fo:font-weight="bold" officeooo:rsid="00247a95" officeooo:paragraph-rsid="00247a95" style:font-weight-asian="bold" style:font-weight-complex="bold"/>
    </style:style>
    <style:style style:name="P40" style:family="paragraph" style:parent-style-name="Standard">
      <style:text-properties fo:color="#c10202" loext:opacity="100%" fo:font-weight="bold" officeooo:rsid="0025978b" officeooo:paragraph-rsid="0025978b" style:font-weight-asian="bold" style:font-weight-complex="bold"/>
    </style:style>
    <style:style style:name="P41" style:family="paragraph" style:parent-style-name="Standard">
      <style:text-properties fo:color="#c10202" loext:opacity="100%" fo:font-weight="bold" officeooo:rsid="0028b7d9" officeooo:paragraph-rsid="0028b7d9" style:font-weight-asian="bold" style:font-weight-complex="bold"/>
    </style:style>
    <style:style style:name="P42" style:family="paragraph" style:parent-style-name="Standard">
      <style:text-properties fo:color="#c10202" loext:opacity="100%" fo:font-weight="bold" officeooo:rsid="002a5d00" officeooo:paragraph-rsid="002a5d00" style:font-weight-asian="bold" style:font-weight-complex="bold"/>
    </style:style>
    <style:style style:name="P43" style:family="paragraph" style:parent-style-name="Standard">
      <style:text-properties fo:color="#c10202" loext:opacity="100%" fo:font-weight="bold" officeooo:rsid="002a945b" officeooo:paragraph-rsid="002a945b" style:font-weight-asian="bold" style:font-weight-complex="bold"/>
    </style:style>
    <style:style style:name="P44" style:family="paragraph" style:parent-style-name="Standard">
      <style:text-properties fo:color="#c10202" loext:opacity="100%" fo:font-weight="bold" officeooo:rsid="002c2964" officeooo:paragraph-rsid="002c2964" style:font-weight-asian="bold" style:font-weight-complex="bold"/>
    </style:style>
    <style:style style:name="P45" style:family="paragraph" style:parent-style-name="Standard">
      <style:text-properties fo:color="#c10202" loext:opacity="100%" fo:font-weight="bold" officeooo:rsid="002df6b2" officeooo:paragraph-rsid="002df6b2" style:font-weight-asian="bold" style:font-weight-complex="bold"/>
    </style:style>
    <style:style style:name="P46" style:family="paragraph" style:parent-style-name="Standard">
      <style:text-properties fo:color="#c10202" loext:opacity="100%" fo:font-weight="bold" officeooo:rsid="0037a3a3" officeooo:paragraph-rsid="0037a3a3" style:font-weight-asian="bold" style:font-weight-complex="bold"/>
    </style:style>
    <style:style style:name="P47" style:family="paragraph" style:parent-style-name="Standard">
      <style:text-properties fo:color="#c10202" loext:opacity="100%" fo:font-weight="bold" officeooo:rsid="002eb405" officeooo:paragraph-rsid="002eb405" style:font-weight-asian="bold" style:font-weight-complex="bold"/>
    </style:style>
    <style:style style:name="P48" style:family="paragraph" style:parent-style-name="Standard">
      <style:text-properties fo:color="#c10202" loext:opacity="100%" fo:font-weight="bold" officeooo:rsid="0039e739" officeooo:paragraph-rsid="0039e739" style:font-weight-asian="bold" style:font-weight-complex="bold"/>
    </style:style>
    <style:style style:name="P49" style:family="paragraph" style:parent-style-name="Standard">
      <style:text-properties fo:color="#c10202" loext:opacity="100%" fo:font-weight="bold" officeooo:rsid="003e8522" officeooo:paragraph-rsid="003e8522" style:font-weight-asian="bold" style:font-weight-complex="bold"/>
    </style:style>
    <style:style style:name="P50" style:family="paragraph" style:parent-style-name="Standard">
      <style:text-properties fo:color="#c10202" loext:opacity="100%" fo:font-weight="bold" officeooo:rsid="003fcc8f" officeooo:paragraph-rsid="003fcc8f" style:font-weight-asian="bold" style:font-weight-complex="bold"/>
    </style:style>
    <style:style style:name="P51" style:family="paragraph" style:parent-style-name="Standard">
      <style:text-properties fo:color="#c10202" loext:opacity="100%" fo:font-style="normal" fo:font-weight="bold" officeooo:rsid="00427028" officeooo:paragraph-rsid="00427028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color="#ff00c2" loext:opacity="100%" fo:font-weight="bold" officeooo:rsid="001d4469" officeooo:paragraph-rsid="001ecee9" style:font-weight-asian="bold" style:font-weight-complex="bold"/>
    </style:style>
    <style:style style:name="P53" style:family="paragraph" style:parent-style-name="Standard">
      <style:text-properties fo:font-weight="normal" officeooo:rsid="00430f46" officeooo:paragraph-rsid="006af640" style:font-weight-asian="normal" style:font-weight-complex="normal"/>
    </style:style>
    <style:style style:name="P54" style:family="paragraph" style:parent-style-name="Standard">
      <style:text-properties fo:font-weight="normal" officeooo:rsid="0025978b" officeooo:paragraph-rsid="006f647c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69a2e" loext:opacity="100%" fo:font-size="22pt" fo:font-weight="bold" officeooo:rsid="00323359" officeooo:paragraph-rsid="00323359" style:font-size-asian="22pt" style:font-weight-asian="bold" style:font-size-complex="22pt" style:font-weight-complex="bold"/>
    </style:style>
    <style:style style:name="T1" style:family="text">
      <style:text-properties officeooo:rsid="000e1443"/>
    </style:style>
    <style:style style:name="T2" style:family="text">
      <style:text-properties officeooo:rsid="000eff30"/>
    </style:style>
    <style:style style:name="T3" style:family="text">
      <style:text-properties officeooo:rsid="0012848a"/>
    </style:style>
    <style:style style:name="T4" style:family="text">
      <style:text-properties officeooo:rsid="001631a0"/>
    </style:style>
    <style:style style:name="T5" style:family="text">
      <style:text-properties officeooo:rsid="00182ff3"/>
    </style:style>
    <style:style style:name="T6" style:family="text">
      <style:text-properties officeooo:rsid="0019742c"/>
    </style:style>
    <style:style style:name="T7" style:family="text">
      <style:text-properties officeooo:rsid="0019eef1"/>
    </style:style>
    <style:style style:name="T8" style:family="text">
      <style:text-properties officeooo:rsid="001bc425"/>
    </style:style>
    <style:style style:name="T9" style:family="text">
      <style:text-properties officeooo:rsid="001e8094"/>
    </style:style>
    <style:style style:name="T10" style:family="text">
      <style:text-properties officeooo:rsid="001ecee9"/>
    </style:style>
    <style:style style:name="T11" style:family="text">
      <style:text-properties officeooo:rsid="001fabd8"/>
    </style:style>
    <style:style style:name="T12" style:family="text">
      <style:text-properties officeooo:rsid="0022d820"/>
    </style:style>
    <style:style style:name="T13" style:family="text">
      <style:text-properties officeooo:rsid="00232f5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5978b"/>
    </style:style>
    <style:style style:name="T16" style:family="text">
      <style:text-properties officeooo:rsid="0035d47f"/>
    </style:style>
    <style:style style:name="T17" style:family="text">
      <style:text-properties officeooo:rsid="00376ac8"/>
    </style:style>
    <style:style style:name="T18" style:family="text">
      <style:text-properties officeooo:rsid="00392db3"/>
    </style:style>
    <style:style style:name="T19" style:family="text">
      <style:text-properties officeooo:rsid="003bb761"/>
    </style:style>
    <style:style style:name="T20" style:family="text">
      <style:text-properties fo:font-weight="bold" officeooo:rsid="005d7ba4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27028" style:font-style-asian="normal" style:font-style-complex="normal"/>
    </style:style>
    <style:style style:name="T24" style:family="text">
      <style:text-properties fo:font-style="normal" officeooo:rsid="00442aa7" style:font-style-asian="normal" style:font-style-complex="normal"/>
    </style:style>
    <style:style style:name="T25" style:family="text">
      <style:text-properties fo:font-style="normal" officeooo:rsid="00469ee6" style:font-style-asian="normal" style:font-style-complex="normal"/>
    </style:style>
    <style:style style:name="T26" style:family="text">
      <style:text-properties fo:font-style="normal" officeooo:rsid="0048fbf7" style:font-style-asian="normal" style:font-style-complex="normal"/>
    </style:style>
    <style:style style:name="T27" style:family="text">
      <style:text-properties officeooo:rsid="0048fbf7"/>
    </style:style>
    <style:style style:name="T28" style:family="text">
      <style:text-properties officeooo:rsid="004b89b4"/>
    </style:style>
    <style:style style:name="T29" style:family="text">
      <style:text-properties officeooo:rsid="004f8229"/>
    </style:style>
    <style:style style:name="T30" style:family="text">
      <style:text-properties officeooo:rsid="0050dd3c"/>
    </style:style>
    <style:style style:name="T31" style:family="text">
      <style:text-properties officeooo:rsid="00521395"/>
    </style:style>
    <style:style style:name="T32" style:family="text">
      <style:text-properties officeooo:rsid="0056c9ec"/>
    </style:style>
    <style:style style:name="T33" style:family="text">
      <style:text-properties officeooo:rsid="0059a55a"/>
    </style:style>
    <style:style style:name="T34" style:family="text">
      <style:text-properties officeooo:rsid="005c3483"/>
    </style:style>
    <style:style style:name="T35" style:family="text">
      <style:text-properties officeooo:rsid="00658cc1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000000" loext:opacity="100%"/>
    </style:style>
    <style:style style:name="T38" style:family="text">
      <style:text-properties fo:color="#c10202" loext:opacity="100%"/>
    </style:style>
    <style:style style:name="T39" style:family="text">
      <style:text-properties fo:color="#c10202" loext:opacity="100%" fo:font-style="normal" style:font-style-asian="normal" style:font-style-complex="normal"/>
    </style:style>
    <style:style style:name="T40" style:family="text">
      <style:text-properties fo:color="#c10202" loext:opacity="100%" fo:font-style="normal" officeooo:rsid="00442aa7" style:font-style-asian="normal" style:font-style-complex="normal"/>
    </style:style>
    <style:style style:name="T41" style:family="text">
      <style:text-properties fo:color="#c10202" loext:opacity="100%" fo:font-style="normal" officeooo:rsid="00469ee6" style:font-style-asian="normal" style:font-style-complex="normal"/>
    </style:style>
    <style:style style:name="T42" style:family="text">
      <style:text-properties fo:color="#c10202" loext:opacity="100%" fo:font-style="normal" fo:font-weight="bold" officeooo:rsid="00442aa7" style:font-style-asian="normal" style:font-weight-asian="bold" style:font-style-complex="normal" style:font-weight-complex="bold"/>
    </style:style>
    <style:style style:name="T43" style:family="text">
      <style:text-properties fo:color="#c10202" loext:opacity="100%" fo:font-style="normal" fo:font-weight="bold" officeooo:rsid="0044c798" style:font-style-asian="normal" style:font-weight-asian="bold" style:font-style-complex="normal" style:font-weight-complex="bold"/>
    </style:style>
    <style:style style:name="T44" style:family="text">
      <style:text-properties fo:color="#c10202" loext:opacity="100%" fo:font-style="normal" fo:font-weight="bold" officeooo:rsid="00469ee6" style:font-style-asian="normal" style:font-weight-asian="bold" style:font-style-complex="normal" style:font-weight-complex="bold"/>
    </style:style>
    <style:style style:name="T45" style:family="text">
      <style:text-properties fo:color="#c10202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ANÁLISIS DE SQLite</text:p>
      <text:p text:style-name="P55"/>
      <text:p text:style-name="P28">Álvaro Rodríguez Vila, Óscar Fariña Campelo,</text:p>
      <text:p text:style-name="P29">Juan <text:span text:style-name="T16">Sobral González</text:span>, Ángel <text:span text:style-name="T27">Rivas Nieto</text:span><text:span text:style-name="T17">,</text:span></text:p>
      <text:p text:style-name="P30">Alejandro Carballo Alonso</text:p>
      <text:p text:style-name="P27"/>
      <text:p text:style-name="P27"/>
      <text:p text:style-name="P31"><text:span text:style-name="T11">BASES DE DATOS</text:span>:</text:p>
      <text:p text:style-name="P25">Usa sistema de tipos dinámicos, a diferencia de los <text:span text:style-name="T27">demás que usan rígidos</text:span>. <text:span text:style-name="T1">Cualquier columna puede almacenar cualquier tipo de dato, pero algunas columnas puede</text:span><text:span text:style-name="T28">n </text:span><text:span text:style-name="T1">pref</text:span><text:span text:style-name="T28">erir</text:span><text:span text:style-name="T1"> usar un tipo en vez de otro. </text:span><text:span text:style-name="T2">El orden de operaciones en una query también afecta las conversiones de tipos resultantes.</text:span></text:p>
      <text:p text:style-name="P24"/>
      <text:p text:style-name="P32">FUNCIONES DE FECHA Y HORA:</text:p>
      <text:p text:style-name="P23">Todas las funciones de fecha y hora toman un valor de tiempo (usualmente string) como argumento y cero o más modificadores. <text:s/><text:span text:style-name="T3">Los modificadores pone</text:span><text:span text:style-name="T29">n</text:span><text:span text:style-name="T3"> de izquierda a derecha (orden importante).</text:span></text:p>
      <text:p text:style-name="P23"/>
      <text:p text:style-name="P33">MANEJO DE NULLS EN SQLITE VS OTROS MOTORES DE BASES DE DATOS:</text:p>
      <text:p text:style-name="P22"><text:span text:style-name="T30">Se encarga de</text:span> nulls de forma cómoda, pero los documentos no son claros sobre cómo debe hacerse. <text:span text:style-name="T4">SQLite fue modificado para tratar null </text:span><text:span text:style-name="T30">ha</text:span><text:span text:style-name="T4">ci</text:span><text:span text:style-name="T30">éndolos</text:span><text:span text:style-name="T4"> iguales en statements SELECT DISTINCT y operador UNION en un SELECT. Nulls siguen siendo distintos en una columna UNIQUE.</text:span></text:p>
      <text:p text:style-name="P22"/>
      <text:p text:style-name="P34">SOPORTE DE CLAVE FORÁNEA:</text:p>
      <text:p text:style-name="P4">Las constraints de clave foránea se usan para forzar relaciones “<text:span text:style-name="T36">EXISTS</text:span>” entre tablas <text:span text:style-name="T8">y están desactivadas por defecto</text:span>. <text:span text:style-name="T32">P</text:span><text:span text:style-name="T5">ara que no </text:span><text:span text:style-name="T35">haya</text:span><text:span text:style-name="T5"> casos de filas huérfanas que no corresponden con ninguna fila de otra tabla a la que deberían referenciar, ya que </text:span><text:span text:style-name="T6">esa</text:span><text:span text:style-name="T5"> pudo haber sido eliminada.</text:span></text:p>
      <text:p text:style-name="P4"><text:span text:style-name="T33">P</text:span><text:span text:style-name="T7">uede reforzar</text:span><text:span text:style-name="T33">se</text:span><text:span text:style-name="T7"> el vínculo </text:span><text:span text:style-name="T31">con</text:span><text:span text:style-name="T7"> “NOT NULL”.</text:span></text:p>
      <text:p text:style-name="P3"/>
      <text:p text:style-name="P35">BLOBS INTERNOS VS EXTERNOS:</text:p>
      <text:p text:style-name="P21">Para blobs (Binary Large Objects) <text:span text:style-name="T9">más pequeños que 100KB es más eficiente almacenarlo directamente en la base de datos. Si son mayores, es mejor almacenarlos de forma fragmentada.</text:span></text:p>
      <text:p text:style-name="P21"/>
      <text:p text:style-name="P21"/>
      <text:p text:style-name="P21"/>
      <text:p text:style-name="P52">-------------------------------- <text:span text:style-name="T10">FAQ </text:span>--------------------------------</text:p>
      <text:p text:style-name="P37"><text:span text:style-name="T12">(1) </text:span>¿Cómo crear un campo AUTOCINREMENTADO?</text:p>
      <text:p text:style-name="P20">A diferencia de todos los demás motores de databases, si pones un <text:span text:style-name="T13">numérico</text:span> como clave primaria, SQLite lo autoincremente automáticamente.</text:p>
      <text:p text:style-name="P20"><text:span text:style-name="T20">Pregunta 2: </text:span><text:span text:style-name="T34">Mientras que en MySQL debes concretar que un campo es de autoincremento, en SQLite no.</text:span></text:p>
      <text:p text:style-name="P19"/>
      <text:p text:style-name="P38">(2) ¿Qué tipo de datos soporta SQLite?</text:p>
      <text:p text:style-name="P18">Los campos pueden ser almacenados como INTEGER, REAL, TEXT, BLOB o NULL.</text:p>
      <text:p text:style-name="P18"/>
      <text:p text:style-name="P39">(3)<text:span text:style-name="T14"> ¡</text:span>SQLite me permite insertar un string a una columna de tipo integer!</text:p>
      <text:p text:style-name="P17">Es una característica, no un bug. <text:span text:style-name="T15">Los tipos de datos que asignes a una columna no restringen el tipo de dato que se pueden poner en esa columna.</text:span></text:p>
      <text:p text:style-name="P17"/>
      <text:p text:style-name="P40">(4) ¿Por qué SQLite no me permite usar ‘0’ y ‘0.0’ como la clave primaria en dos filas diferentes de la misma tabla?</text:p>
      <text:p text:style-name="P54">Porque al compararlos numéricamente, estos tienen el mismo valor.</text:p>
      <text:p text:style-name="P54"><text:soft-page-break/><text:span text:style-name="T45">(5) ¿Pueden múltiples aplicaciones o múltiples instancias de la misma aplicaciones acceder a una misma base de datos al mismo tiempo?</text:span></text:p>
      <text:p text:style-name="P16">Sí, múltiples personas pueden acceder al mismo tiempo a una misma base de datos, pero solo una persona puede alterar una tabla a la vez.</text:p>
      <text:p text:style-name="P16"/>
      <text:p text:style-name="P41">(9) ¿Cuál es el tamaño máximo de un VARCHAR en SQLite?</text:p>
      <text:p text:style-name="P15">SQLite permite mantener el contenido sin perderlo, mientras que el resto truncan el valor.</text:p>
      <text:p text:style-name="P14">Realmente no hay un valor máximo.</text:p>
      <text:p text:style-name="P14"/>
      <text:p text:style-name="P42">(10) ¿SQLite tiene tipo BLOB?</text:p>
      <text:p text:style-name="P13">SQLite te permite almacenar BLOBs en cualquier columna, incluso pueden ser claves primarias.</text:p>
      <text:p text:style-name="P13"/>
      <text:p text:style-name="P43">(11) ¿Cómo añado, elimino o renombro columnas desde una tabla ya existente en SQLite?</text:p>
      <text:p text:style-name="P12">Para tareas simples puedes ejecutar ALTER TABLE, pero para cosas más complejas vas a tener que volver a hacer la tabla.</text:p>
      <text:p text:style-name="P12"/>
      <text:p text:style-name="P44">(12) He borrado un montón de datos pero el archivo de la base de datos no se hace más pequeña. ¿Es esto un bug?</text:p>
      <text:p text:style-name="P12">SQLite guarda un espacio de disco para los datos, por lo que aunque los borres, el espacio seguirá ahí por si se añaden nuevos datos. No es un bug.</text:p>
      <text:p text:style-name="P12"/>
      <text:p text:style-name="P45">(13) ¿Puedo usar SQLite en mi producto comercial sin pagar los derechos de autor?</text:p>
      <text:p text:style-name="P10">Sí, porque SQLite es de dominio público.</text:p>
      <text:p text:style-name="P10"/>
      <text:p text:style-name="P45">(14) ¿Cómo uso una string literal que contiene una comilla simple integrada?</text:p>
      <text:p text:style-name="P10">Funciona igual que Pascal, tienes que usar una comilla de escape.</text:p>
      <text:p text:style-name="P10"/>
      <text:p text:style-name="P46">(18) Comparaciones de caracteres <text:span text:style-name="T18">insensibles al caso</text:span> Unicode no funciona.</text:p>
      <text:p text:style-name="P11">SQLite compara únicamente con ASCII de manera insensible al caso. Para comparar todo lo relacionado con Unicode hay que proporcionar los métodos necesarios.</text:p>
      <text:p text:style-name="P10"/>
      <text:p text:style-name="P47">(19) INSERT es muy lento, solo puedo hacer unas pocas docenas de INSERT por segundo.</text:p>
      <text:p text:style-name="P9">La velocidad depende de tu disco duro. (Solo tenemos en cuenta HDDs).</text:p>
      <text:p text:style-name="P26"/>
      <text:p text:style-name="P48">(20) <text:span text:style-name="T19">He eliminado información importante de mi base de datos SQLite. ¿Cómo la puedo recuperar?</text:span></text:p>
      <text:p text:style-name="P8">Más te vale tener una copia de seguridad, porque sino será casi imposible. Con muchísima suerte podrás recuperar trozos de datos string.</text:p>
      <text:p text:style-name="P8"/>
      <text:p text:style-name="P49">(22) ¿SQLite soporta claves foráneas?</text:p>
      <text:p text:style-name="P7">Sí, pero tienes que activarlo tú, porque viene desactivado por defecto.</text:p>
      <text:p text:style-name="P7"/>
      <text:p text:style-name="P50">(24) Mi cláusula WHERE <text:span text:style-name="T21">column1=”column1”</text:span><text:span text:style-name="T22"> no funciona. Causa que cada fila de la tabla sea devuelta, en vez de solo las filas donde la column1 tenga el mismo valor que “column1”.</text:span></text:p>
      <text:p text:style-name="P6"><text:span text:style-name="T22">Para comparar contenido tienes que usar comillas simples, no dobles. </text:span><text:span text:style-name="T23">Si le pones comillas dobles es como si no pusieses comillas y lo trata como su fuese una booleana, por lo que será siempre true.</text:span></text:p>
      <text:p text:style-name="P1"/>
      <text:p text:style-name="P51">(26) El estándar de SQL requiere que un constraint UNIQUE sea forzado incluso si una o más columnas en el constraint son NULL, pero SQLite no hace esto. ¿Es un bug?</text:p>
      <text:p text:style-name="P53"><text:span text:style-name="T22">Un constraint UNIQUE </text:span><text:span text:style-name="T24">está satisfecho si y SOLO si ninguna de las filas en una tabla tienen los mismos valores no NULL en columnas únicas. </text:span></text:p>
      <text:p text:style-name="P53"><text:span text:style-name="T42"/></text:p>
      <text:p text:style-name="P53"><text:soft-page-break/><text:span text:style-name="T42">(</text:span><text:span text:style-name="T43">28) </text:span><text:span text:style-name="T44">Mi query no devuelve el nombre de la columna que espero. ¿Es un bug?</text:span></text:p>
      <text:p text:style-name="P5"><text:span text:style-name="T25">N</text:span><text:span text:style-name="T22">o es un bug. Si las columnas de tu resultado se llaman como las cláusulas, entonces devuelve el identificador de la derecha como palabra clave, sino </text:span><text:span text:style-name="T26">no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13:45:35.949000000</dc:date>
    <meta:editing-duration>PT2H47M46S</meta:editing-duration>
    <meta:editing-cycles>96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54" meta:word-count="890" meta:character-count="5300" meta:non-whitespace-character-count="4462"/>
  </office:meta>
</office:document-meta>
</file>